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 Medium" svg:font-family="'JetBrains Mono Medium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specificación de recursos human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ecursos</text:p>
          </table:table-cell>
          <table:table-cell office:value-type="string" calcext:value-type="string">
            <text:p>Salario anual</text:p>
          </table:table-cell>
          <table:table-cell office:value-type="string" calcext:value-type="string">
            <text:p>Salario mensual</text:p>
          </table:table-cell>
          <table:table-cell office:value-type="string" calcext:value-type="string">
            <text:p>Salario diario</text:p>
          </table:table-cell>
        </table:table-row>
        <table:table-row table:style-name="ro1">
          <table:table-cell office:value-type="string" calcext:value-type="string">
            <text:p>Desarrollador backend</text:p>
          </table:table-cell>
          <table:table-cell office:value-type="float" office:value="30554" calcext:value-type="float">
            <text:p>30554</text:p>
          </table:table-cell>
          <table:table-cell table:formula="of:=[.B3]/14" office:value-type="float" office:value="2182.42857142857" calcext:value-type="float">
            <text:p>2182.42857142857</text:p>
          </table:table-cell>
          <table:table-cell table:formula="of:=[.C3]/20" office:value-type="float" office:value="109.121428571429" calcext:value-type="float">
            <text:p>109.121428571429</text:p>
          </table:table-cell>
        </table:table-row>
        <table:table-row table:style-name="ro1">
          <table:table-cell office:value-type="string" calcext:value-type="string">
            <text:p>Desarrollador frontend</text:p>
          </table:table-cell>
          <table:table-cell office:value-type="float" office:value="34486" calcext:value-type="float">
            <text:p>34486</text:p>
          </table:table-cell>
          <table:table-cell table:formula="of:=[.B4]/14" office:value-type="float" office:value="2463.28571428571" calcext:value-type="float">
            <text:p>2463.28571428571</text:p>
          </table:table-cell>
          <table:table-cell table:formula="of:=[.C4]/20" office:value-type="float" office:value="123.164285714286" calcext:value-type="float">
            <text:p>123.164285714286</text:p>
          </table:table-cell>
        </table:table-row>
        <table:table-row table:style-name="ro1">
          <table:table-cell office:value-type="string" calcext:value-type="string">
            <text:p>Diseñador</text:p>
          </table:table-cell>
          <table:table-cell office:value-type="float" office:value="22150" calcext:value-type="float">
            <text:p>22150</text:p>
          </table:table-cell>
          <table:table-cell table:formula="of:=[.B5]/14" office:value-type="float" office:value="1582.14285714286" calcext:value-type="float">
            <text:p>1582.14285714286</text:p>
          </table:table-cell>
          <table:table-cell table:formula="of:=[.C5]/20" office:value-type="float" office:value="79.1071428571429" calcext:value-type="float">
            <text:p>79.1071428571429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float" office:value="29406" calcext:value-type="float">
            <text:p>29406</text:p>
          </table:table-cell>
          <table:table-cell table:formula="of:=[.B6]/14" office:value-type="float" office:value="2100.42857142857" calcext:value-type="float">
            <text:p>2100.42857142857</text:p>
          </table:table-cell>
          <table:table-cell table:formula="of:=[.C6]/20" office:value-type="float" office:value="105.021428571429" calcext:value-type="float">
            <text:p>105.021428571429</text:p>
          </table:table-cell>
        </table:table-row>
        <table:table-row table:style-name="ro1">
          <table:table-cell office:value-type="string" calcext:value-type="string">
            <text:p>Técnico de sistemas</text:p>
          </table:table-cell>
          <table:table-cell office:value-type="float" office:value="23729" calcext:value-type="float">
            <text:p>23729</text:p>
          </table:table-cell>
          <table:table-cell table:formula="of:=[.B7]/14" office:value-type="float" office:value="1694.92857142857" calcext:value-type="float">
            <text:p>1694.92857142857</text:p>
          </table:table-cell>
          <table:table-cell table:formula="of:=[.C7]/20" office:value-type="float" office:value="84.7464285714286" calcext:value-type="float">
            <text:p>84.7464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 Medium" svg:font-family="'JetBrains Mono Medium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3:42:30.637183304</meta:creation-date>
    <dc:date>2023-02-05T15:26:36.368784869</dc:date>
    <meta:editing-duration>PT1H23M4S</meta:editing-duration>
    <meta:editing-cycles>3</meta:editing-cycles>
    <meta:generator>LibreOffice/6.4.7.2$Linux_X86_64 LibreOffice_project/40$Build-2</meta:generator>
    <meta:document-statistic meta:table-count="1" meta:cell-count="25" meta:object-count="0"/>
  </office:meta>
</office:document-meta>
</file>